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35aaa"/>
    </style:style>
    <style:style style:name="P2" style:family="paragraph" style:parent-style-name="Heading_20_2">
      <style:text-properties officeooo:rsid="00151356" officeooo:paragraph-rsid="00151356"/>
    </style:style>
    <style:style style:name="P3" style:family="paragraph" style:parent-style-name="Text_20_body">
      <style:text-properties officeooo:rsid="00151356" officeooo:paragraph-rsid="00151356"/>
    </style:style>
    <style:style style:name="P4" style:family="paragraph" style:parent-style-name="Heading_20_2">
      <style:text-properties officeooo:paragraph-rsid="00151356"/>
    </style:style>
    <style:style style:name="T1" style:family="text">
      <style:text-properties officeooo:rsid="00135aaa"/>
    </style:style>
    <style:style style:name="T2" style:family="text">
      <style:text-properties officeooo:rsid="001513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Course Overview</text:span></text:h>
      <text:h text:style-name="P2" text:outline-level="2">What is programming?</text:h>
      <text:p text:style-name="P3">A set of instructions that makes a computer do some tasks. These instructions are also known as code.</text:p>
      <text:h text:style-name="P4" text:outline-level="2"><text:span text:style-name="T2">Why do we need to learn programming?</text:span></text:h>
      <text:p text:style-name="P3">To instruct computer to do some complex tasks.</text:p>
      <text:h text:style-name="P2" text:outline-level="2">What is programming Language?</text:h>
      <text:p text:style-name="P3">Computers do not understand human language, which is why we need to instruct them using high level languages known as programming languages.</text:p>
      <text:h text:style-name="P2" text:outline-level="2">Why C?</text:h>
      <text:p text:style-name="P3">It is the mother of all high level languages. Less built in function meaning deep understanding and more practicin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06:06:25.596534215</meta:creation-date>
    <dc:date>2025-04-06T06:30:52.018869798</dc:date>
    <meta:editing-duration>PT24M26S</meta:editing-duration>
    <meta:editing-cycles>2</meta:editing-cycles>
    <meta:generator>LibreOffice/24.8.6.2$Linux_X86_64 LibreOffice_project/d50be90c1d90f0f90a5235ffcbbafbbfa38a83c2</meta:generator>
    <meta:document-statistic meta:table-count="0" meta:image-count="0" meta:object-count="0" meta:page-count="1" meta:paragraph-count="9" meta:word-count="85" meta:character-count="509" meta:non-whitespace-character-count="433"/>
  </office:meta>
</office:document-meta>
</file>